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15c5ec" style:language-complex="ar" style:country-complex="SA"/>
    </style:style>
    <style:style style:name="P4" style:family="paragraph" style:parent-style-name="Standard">
      <style:text-properties style:font-name="Arial1" fo:font-size="11pt" fo:language="ca" fo:country="ES" fo:font-weight="normal" officeooo:rsid="0015c5ec" style:font-size-asian="11pt" style:font-weight-asian="normal" style:font-size-complex="11pt" style:language-complex="ar" style:country-complex="SA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bold" style:font-size-asian="11pt" style:font-weight-asian="bold" style:font-size-complex="11pt" style:language-complex="ar" style:country-complex="SA" style:font-weight-complex="bold"/>
    </style:style>
    <style:style style:name="P9" style:family="paragraph" style:parent-style-name="Text_20_body">
      <style:text-properties style:font-name="Arial1" fo:font-size="11pt" fo:language="ca" fo:country="ES" fo:font-weight="bold" officeooo:paragraph-rsid="00171ceb" style:font-size-asian="11pt" style:font-weight-asian="bold" style:font-size-complex="11pt" style:language-complex="ar" style:country-complex="SA" style:font-weight-complex="bold"/>
    </style:style>
    <style:style style:name="P10" style:family="paragraph" style:parent-style-name="Text_20_body">
      <style:text-properties style:font-name="Arial1" fo:font-size="11pt" fo:language="ca" fo:country="ES" fo:font-weight="normal" officeooo:rsid="00171ceb" officeooo:paragraph-rsid="00171ceb" style:font-size-asian="11pt" style:font-weight-asian="normal" style:font-size-complex="11pt" style:language-complex="ar" style:country-complex="SA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80e21" officeooo:paragraph-rsid="00180e21" style:font-size-asian="11pt" style:font-weight-asian="normal" style:font-size-complex="11pt" style:language-complex="ar" style:country-complex="SA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paragraph-rsid="00171ceb" style:font-size-asian="11pt" style:font-weight-asian="normal" style:font-size-complex="11pt" style:language-complex="ar" style:country-complex="SA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1d6ccd" officeooo:paragraph-rsid="001d6ccd" style:font-size-asian="11pt" style:font-weight-asian="normal" style:font-size-complex="11pt" style:language-complex="ar" style:country-complex="SA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Standard">
      <style:paragraph-properties style:page-number="auto"/>
      <style:text-properties style:font-name="Arial" fo:font-size="14pt" fo:language="ca" fo:country="ES" style:font-size-asian="14pt" style:font-name-complex="Arial" style:font-size-complex="14pt" style:language-complex="ar" style:country-complex="SA"/>
    </style:style>
    <style:style style:name="P16" style:family="paragraph" style:parent-style-name="Text_20_body" style:list-style-name="L1">
      <style:text-properties style:font-name="Arial1" fo:font-size="11pt" fo:language="ca" fo:country="ES" fo:font-weight="normal" officeooo:rsid="00180e21" officeooo:paragraph-rsid="00180e21" style:font-size-asian="11pt" style:font-weight-asian="normal" style:font-size-complex="11pt" style:language-complex="ar" style:country-complex="SA" style:font-weight-complex="normal"/>
    </style:style>
    <style:style style:name="P17" style:family="paragraph" style:parent-style-name="Text_20_body" style:list-style-name="L1">
      <style:text-properties style:font-name="Arial1" fo:font-size="11pt" fo:language="ca" fo:country="ES" fo:font-weight="bold" officeooo:rsid="00180e21" officeooo:paragraph-rsid="00180e21" style:font-size-asian="11pt" style:font-weight-asian="bold" style:font-size-complex="11pt" style:language-complex="ar" style:country-complex="SA" style:font-weight-complex="bold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a5ecc" style:font-weight-asian="normal" style:font-weight-complex="normal"/>
    </style:style>
    <style:style style:name="T5" style:family="text">
      <style:text-properties fo:font-weight="normal" officeooo:rsid="0026f9d2" style:font-weight-asian="normal" style:font-weight-complex="normal"/>
    </style:style>
    <style:style style:name="T6" style:family="text">
      <style:text-properties fo:font-weight="normal" officeooo:rsid="002f8110" style:font-weight-asian="normal" style:font-weight-complex="normal"/>
    </style:style>
    <style:style style:name="T7" style:family="text">
      <style:text-properties fo:font-weight="normal" officeooo:rsid="0039cb6d" style:font-weight-asian="normal" style:font-weight-complex="normal"/>
    </style:style>
    <style:style style:name="T8" style:family="text">
      <style:text-properties fo:font-weight="normal" officeooo:rsid="003f2811" style:font-weight-asian="normal" style:font-weight-complex="normal"/>
    </style:style>
    <style:style style:name="T9" style:family="text">
      <style:text-properties fo:font-weight="normal" officeooo:rsid="001ac24e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1ceb" style:font-weight-asian="bold" style:font-weight-complex="bold"/>
    </style:style>
    <style:style style:name="T12" style:family="text">
      <style:text-properties fo:font-weight="bold" officeooo:rsid="001c0970" style:font-weight-asian="bold" style:font-weight-complex="bold"/>
    </style:style>
    <style:style style:name="T13" style:family="text">
      <style:text-properties officeooo:rsid="0015c5ec"/>
    </style:style>
    <style:style style:name="T14" style:family="text">
      <style:text-properties officeooo:rsid="00180e21"/>
    </style:style>
    <style:style style:name="T15" style:family="text">
      <style:text-properties officeooo:rsid="00171ceb"/>
    </style:style>
    <style:style style:name="T16" style:family="text">
      <style:text-properties officeooo:rsid="001d6ccd"/>
    </style:style>
    <style:style style:name="T17" style:family="text">
      <style:text-properties officeooo:rsid="001f1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<text:span text:style-name="T13">ojecte</text:span> <text:span text:style-name="T17">I</text:span>: Fitxers <text:span text:style-name="T13">text</text:span>.</text:p>
      <text:p text:style-name="P3"><text:span text:style-name="T3">L’objectiu d’aquesta </text:span><text:span text:style-name="T4">exercici</text:span><text:span text:style-name="T3"> és </text:span><text:span text:style-name="T4">avaluar</text:span><text:span text:style-name="T5"> </text:span><text:span text:style-name="T4">el grau de coneixement de</text:span><text:span text:style-name="T6">l</text:span><text:span text:style-name="T4">s </text:span><text:span text:style-name="T6">alumne en </text:span><text:span text:style-name="T7">la gestió de fitxers </text:span><text:span text:style-name="T9">de text </text:span><text:span text:style-name="T7">des del llenguatge de programació </text:span><text:span text:style-name="T8">Python</text:span><text:span text:style-name="T6">.</text:span></text:p>
      <text:p text:style-name="P4"/>
      <text:p text:style-name="P8">Atenció! Heu de fer servir el tractament d’excepcions que considereu oportú.</text:p>
      <text:p text:style-name="P14"/>
      <text:p text:style-name="P9">Enunciat</text:p>
      <text:p text:style-name="P12"><text:span text:style-name="T15">Volem fer un programa python per maquetar dades estadístiques. <text:s/>El programa carregarà un full de calcul en format csv, </text:span><text:span text:style-name="T11">amb les columnes prefixades</text:span><text:span text:style-name="T15">, i mostrarà aquesta informació en format html.</text:span></text:p>
      <text:p text:style-name="P10">En començar, el programa demanarà el nom de<text:span text:style-name="T14">ls fitxers d’entrada i de sortida sense extensió (automàticament agafarà fitxers amb extensió *.csv i *.html d’entrada i sortida respectivament).</text:span></text:p>
      <text:p text:style-name="P11"/>
      <text:p text:style-name="P11">Heu d’agafar els fitxers *.csv d’<text:span text:style-name="T12">E</text:span><text:span text:style-name="T10">urostat</text:span> (<text:a xlink:type="simple" xlink:href="http://ec.europa.eu/eurostat/data/database" text:style-name="Internet_20_link" text:visited-style-name="Visited_20_Internet_20_Link">http://ec.europa.eu/eurostat/data/database</text:a>). <text:s/>Parleu abans amb el professor, <text:span text:style-name="T16">per consensuar</text:span> unes estadístiques diferents <text:span text:style-name="T16">per cada alumne</text:span>.</text:p>
      <text:p text:style-name="P13"/>
      <text:p text:style-name="P13">Heu de tenir pressent:</text:p>
      <text:list xml:id="list251805109695090094" text:style-name="L1">
        <text:list-item>
          <text:p text:style-name="P16">El vostre programa ha de poder processar fitxers de milions de línies (capçaleres no hi han gaires i poden residir a memòria).</text:p>
        </text:list-item>
        <text:list-item>
          <text:p text:style-name="P16">Heu de fer un disseny 100% robust (el programa no ha de cancel·lar sota cap circumstància) i ha de fer una gestió dels errors amb la màxima usabilitat.</text:p>
        </text:list-item>
        <text:list-item>
          <text:p text:style-name="P16">Addicionalment, heu d'afegir a un fitxer de log les incidències/missatges rellevants que s'hagin produït amb format data+time+El_Vostre_Missatge. <text:s/>Òbviament aquest fitxer ha d'obrir-se en mode “append”.</text:p>
        </text:list-item>
        <text:list-item>
          <text:p text:style-name="P17">Es valorarà molt positivament la usabilitat i vistositat del llistat html generat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482B8425106B401F.jpg" xlink:type="simple" xlink:show="embed" xlink:actuate="onLoad"/></draw:frame>Programació.</text:p>
              <text:p text:style-name="MP2">Fonaments de gestió de fitxers - UF3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</text:page-number></text:span><text:span text:style-name="MT2"> de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8-03-07T16:42:44.416132797</dc:date>
    <meta:print-date>2011-03-02T18:52:00</meta:print-date>
    <dc:language>ca-ES</dc:language>
    <meta:editing-cycles>85</meta:editing-cycles>
    <meta:editing-duration>PT13H43M48S</meta:editing-duration>
    <meta:document-statistic meta:table-count="2" meta:image-count="1" meta:object-count="0" meta:page-count="1" meta:paragraph-count="16" meta:word-count="227" meta:character-count="1492" meta:non-whitespace-character-count="1282"/>
    <meta:user-defined meta:name="Info 1"/>
    <meta:user-defined meta:name="Info 2"/>
    <meta:user-defined meta:name="Info 3"/>
    <meta:user-defined meta:name="Info 4"/>
  </office:meta>
</office:document-meta>
</file>